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10657a9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text-properties officeooo:paragraph-rsid="0ff0680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Footnote">
      <style:text-properties officeooo:paragraph-rsid="10598138"/>
    </style:style>
    <style:style style:name="P79" style:family="paragraph" style:parent-style-name="Standard">
      <style:text-properties officeooo:paragraph-rsid="105cd2a1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fd28d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language="en" fo:country="GB"/>
    </style:style>
    <style:style style:name="T218" style:family="text">
      <style:text-properties fo:language="en" fo:country="GB" officeooo:rsid="0e83c34e"/>
    </style:style>
    <style:style style:name="T21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0" style:family="text">
      <style:text-properties fo:language="en" fo:country="GB" officeooo:rsid="0f28d107"/>
    </style:style>
    <style:style style:name="T221" style:family="text">
      <style:text-properties fo:language="en" fo:country="GB" style:font-size-complex="12pt"/>
    </style:style>
    <style:style style:name="T222" style:family="text">
      <style:text-properties fo:language="en" fo:country="GB" officeooo:rsid="0f28d107" style:font-size-complex="12pt"/>
    </style:style>
    <style:style style:name="T22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language="en" fo:country="GB" officeooo:rsid="105418b7"/>
    </style:style>
    <style:style style:name="T225" style:family="text">
      <style:text-properties officeooo:rsid="103c421a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officeooo:rsid="104d5027" style:font-weight-asian="bold" style:font-weight-complex="bold"/>
    </style:style>
    <style:style style:name="T228" style:family="text">
      <style:text-properties officeooo:rsid="1061b5b8"/>
    </style:style>
    <style:style style:name="T229" style:family="text">
      <style:text-properties officeooo:rsid="1069ed98"/>
    </style:style>
    <style:style style:name="T230" style:family="text">
      <style:text-properties officeooo:rsid="106d22f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2"><text:span text:style-name="Strong_20_Emphasis"><text:span text:style-name="T131">Checklist for installing</text:span></text:span><text:span text:style-name="T155"> </text:span><text:span text:style-name="T155"><text:user-field-get text:name="Distro">Debian</text:user-field-get></text:span><text:span text:style-name="T156"><text:s/></text:span><text:span text:style-name="T156"><text:user-field-get text:name="Version">12</text:user-field-get></text:span><text:span text:style-name="Strong_20_Emphasis"><text:span text:style-name="T132"><text:s/></text:span></text:span><text:span text:style-name="Strong_20_Emphasis"><text:span text:style-name="T133">LTS</text:span></text:span><text:span text:style-name="T157"><text:note text:id="ftn1" text:note-class="footnote"><text:note-citation>1</text:note-citation><text:note-body><text:p text:style-name="P24"><text:span text:style-name="T143">L</text:span><text:span text:style-name="T144">TS stands for Long-Term Support, and this </text:span><text:span text:style-name="T151">June</text:span><text:span text:style-name="T145"> </text:span><text:span text:style-name="Strong_20_Emphasis"><text:span text:style-name="T89"><text:user-field-get text:name="Releaseyear">2023</text:user-field-get></text:span></text:span><text:span text:style-name="T147"><text:s/>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Strong_20_Emphasis"><text:span text:style-name="T134"><text:s/></text:span></text:span><text:span text:style-name="T145">LTS </text:span><text:span text:style-name="T154"><text:user-field-get text:name="Edition">Server</text:user-field-get></text:span><text:span text:style-name="T145"><text:s/></text:span><text:span text:style-name="T146">(</text:span><text:span text:style-name="T144">codenamed</text:span><text:span text:style-name="T146"> </text:span><text:span text:style-name="T150">bookworm</text:span><text:span text:style-name="T146">) </text:span><text:span text:style-name="T144">will be </text:span><text:span text:style-name="T149">supported</text:span><text:span text:style-name="T144"> for five years until </text:span><text:span text:style-name="T151">June</text:span><text:span text:style-name="T145"> </text:span><text:span text:style-name="T143">202</text:span><text:span text:style-name="T151">8</text:span><text:span text:style-name="T148">.</text:span></text:p></text:note-body></text:note></text:span><text:span text:style-name="T158"> </text:span><text:span text:style-name="T158"><text:user-field-get text:name="Edition">Server</text:user-field-get></text:span><text:span text:style-name="T159">.</text:span></text:p>
      <text:p text:style-name="P41"/>
      <text:p text:style-name="P39"><text:span text:style-name="T17">Fill in the </text:span><text:span text:style-name="Strong_20_Emphasis"><text:span text:style-name="T210"><text:s/></text:span></text:span><text:span text:style-name="Strong_20_Emphasis"><text:span text:style-name="T211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3"><text:span text:style-name="Definition"><text:span text:style-name="T219">user</text:span></text:span><text:span text:style-name="T172"><text:tab/><text:tab/></text:span><text:span text:style-name="T171"> <text:tab/><text:tab/><text:tab/></text:span><text:span text:style-name="T173"><draw:control text:anchor-type="as-char" svg:y="-0.429cm" draw:z-index="10" draw:name="Gebruiker 2" draw:style-name="gr2" draw:text-style-name="P88" svg:width="6.002cm" svg:height="0.6cm" draw:control="control11"><svg:title>Gebruiker</svg:title><svg:desc>Volledige naam, bijv. Jan Stek</svg:desc></draw:control></text:span><text:span text:style-name="T173"><text:tab/></text:span><text:span text:style-name="T174">[</text:span><text:span text:style-name="T175">full </text:span><text:span text:style-name="T165">na</text:span><text:span text:style-name="T166">me,</text:span><text:span text:style-name="T165"> </text:span><text:span text:style-name="T166">e.g.</text:span><text:span text:style-name="T165"> </text:span><text:span text:style-name="T167">J</text:span><text:span text:style-name="T176">a</text:span><text:span text:style-name="T167">n </text:span><text:span text:style-name="T176">Jansen</text:span><text:span text:style-name="T177">]</text:span></text:p>
      <text:p text:style-name="P45"><text:span text:style-name="Definition"><text:span text:style-name="T164">USER</text:span></text:span><text:span text:style-name="Definition"><text:span text:style-name="T217">na</text:span></text:span><text:span text:style-name="Definition"><text:span text:style-name="T220">me</text:span></text:span><text:span text:style-name="T163"><text:tab/><text:tab/><text:tab/></text:span><text:span text:style-name="T163"><draw:control text:anchor-type="as-char" svg:y="-0.429cm" draw:z-index="11" draw:name="Gberuikersnaam 2" draw:style-name="gr2" draw:text-style-name="P88" svg:width="6.002cm" svg:height="0.6cm" draw:control="control12"><svg:title>Gebruikersnaam</svg:title><svg:desc>Korte naam, bijv. jan</svg:desc></draw:control></text:span><text:span text:style-name="T163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5">j</text:span><text:span text:style-name="T136">a</text:span><text:span text:style-name="T135">n</text:span><text:span text:style-name="T137">]</text:span></text:p>
      <text:p text:style-name="P42"><text:span text:style-name="Definition"><text:span text:style-name="T224">serv</text:span></text:span><text:span text:style-name="Definition"><text:span text:style-name="T217">ERNA</text:span></text:span><text:span text:style-name="Definition"><text:span text:style-name="T220">me</text:span></text:span><text:span text:style-name="T178"><text:tab/><text:tab/></text:span><text:span text:style-name="T217"><draw:control text:anchor-type="as-char" svg:y="-0.429cm" draw:z-index="12" draw:name="Computernaam 1" draw:style-name="gr2" draw:text-style-name="P88" svg:width="6.002cm" svg:height="0.6cm" draw:control="control13"><svg:title>Computernaam</svg:title><svg:desc>Unieke naam van de computer</svg:desc></draw:control></text:span><text:span text:style-name="T217"><text:tab/></text:span><text:span text:style-name="T182">[</text:span><text:span text:style-name="T179">na</text:span><text:span text:style-name="T183">me of the</text:span><text:span text:style-name="T179"> </text:span><text:span text:style-name="T187">server</text:span><text:span text:style-name="T180">, </text:span><text:span text:style-name="T183">e.g.</text:span><text:span text:style-name="T184"> </text:span><text:span text:style-name="T186">sv</text:span><text:span text:style-name="T185">02</text:span><text:span text:style-name="T182">]</text:span></text:p>
      <text:p text:style-name="P42"><text:span text:style-name="Definition"><text:span text:style-name="T217">START</text:span></text:span><text:span text:style-name="Definition"><text:span text:style-name="T220">up</text:span></text:span><text:span text:style-name="Definition"><text:span text:style-name="T217">MEnU</text:span></text:span><text:span text:style-name="T173"><text:tab/><text:tab/></text:span><text:span text:style-name="T173"><draw:control text:anchor-type="as-char" svg:y="-0.429cm" draw:z-index="13" draw:name="Opstartmenu 1" draw:style-name="gr2" draw:text-style-name="P88" svg:width="6.002cm" svg:height="0.6cm" draw:control="control14"><svg:title>Opstartmenu</svg:title><svg:desc>Toets voor het opstartmenu ("bootmenu")</svg:desc></draw:control></text:span><text:span text:style-name="T173"><text:tab/></text:span><text:span text:style-name="T182">[</text:span><text:span text:style-name="T179">key for the bootable medium</text:span><text:span text:style-name="T188">]</text:span></text:p>
      <text:p text:style-name="P42"><text:span text:style-name="Definition"><text:span text:style-name="T181">SETTINGS</text:span></text:span><text:span text:style-name="T181"> <text:tab/><text:tab/><text:tab/></text:span><text:span text:style-name="T181"><draw:control text:anchor-type="as-char" svg:y="-0.429cm" draw:z-index="14" draw:name="Instellingen 1" draw:style-name="gr2" draw:text-style-name="P88" svg:width="6.002cm" svg:height="0.6cm" draw:control="control15"><svg:title>Instellingen</svg:title><svg:desc>Toets voor het BIOS/UEFI-scherm ("setup")</svg:desc></draw:control></text:span><text:span text:style-name="T181"><text:tab/></text:span><text:span text:style-name="T182">[</text:span><text:span text:style-name="T179">key for the UEFI BIOS screen</text:span><text:span text:style-name="T182">]</text:span></text:p>
      <text:p text:style-name="P42"><text:span text:style-name="Definition"><text:span text:style-name="T190">USER2</text:span></text:span><text:span text:style-name="T189"><text:tab/></text:span><text:span text:style-name="T171"> <text:tab/><text:tab/><text:tab/></text:span><text:span text:style-name="T173"><draw:control text:anchor-type="as-char" svg:y="-0.429cm" draw:z-index="15" draw:name="Gebruiker 3" draw:style-name="gr2" draw:text-style-name="P88" svg:width="6.002cm" svg:height="0.6cm" draw:control="control16"><svg:title>Gebruiker</svg:title><svg:desc>Volledige naam, bijv. Jan Stek</svg:desc></draw:control></text:span><text:span text:style-name="T173"><text:tab/></text:span><text:span text:style-name="T174">[</text:span><text:span text:style-name="T165">na</text:span><text:span text:style-name="T168">me</text:span><text:span text:style-name="T165"> possibly</text:span><text:span text:style-name="T169"> 2</text:span><text:span text:style-name="T201">nd</text:span><text:span text:style-name="T169"> USER</text:span><text:span text:style-name="T170">]</text:span></text:p>
      <text:p text:style-name="P45"><text:span text:style-name="Definition"><text:span text:style-name="T190">USERN</text:span></text:span><text:span text:style-name="Definition"><text:span text:style-name="T191">a</text:span></text:span><text:span text:style-name="Definition"><text:span text:style-name="T192">me</text:span></text:span><text:span text:style-name="Definition"><text:span text:style-name="T190">2</text:span></text:span><text:span text:style-name="Definition"><text:span text:style-name="T197"><text:tab/><text:tab/></text:span></text:span><text:span text:style-name="T163"><draw:control text:anchor-type="as-char" svg:y="-0.429cm" draw:z-index="16" draw:name="Gberuikersnaam 3" draw:style-name="gr2" draw:text-style-name="P88" svg:width="6.002cm" svg:height="0.6cm" draw:control="control17"><svg:title>Gebruikersnaam</svg:title><svg:desc>Korte naam, bijv. jan</svg:desc></draw:control></text:span><text:span text:style-name="T163"><text:tab/></text:span><text:span text:style-name="T194">[</text:span><text:span text:style-name="T195">user</text:span><text:span text:style-name="T193"> na</text:span><text:span text:style-name="T196">me</text:span><text:span text:style-name="T198"> possibly</text:span><text:span text:style-name="T199"> 2</text:span><text:span text:style-name="T202">nd</text:span><text:span text:style-name="T199"> USER</text:span><text:span text:style-name="T200">]</text:span></text:p>
      <text:p text:style-name="P42"><text:span text:style-name="T138">Replace the </text:span><text:span text:style-name="T139">underlined</text:span><text:span text:style-name="T138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8">.</text:span></text:p>
      <text:p text:style-name="P3"/>
      <text:p text:style-name="P3"/>
      <text:p text:style-name="P42"><text:span text:style-name="T69">New installation?</text:span><text:span text:style-name="T31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2">.</text:span></text:p>
      <text:p text:style-name="P40"/>
      <text:p text:style-name="P42"><text:span text:style-name="Strong_20_Emphasis"><text:span text:style-name="T29"/></text:span></text:p>
      <text:list xml:id="list2851574259" text:style-name="L1">
        <text:list-item>
          <text:p text:style-name="P84"><text:bookmark-start text:name="__RefNumPara__4083_1271708128"/>Prepar<text:span text:style-name="T228">e</text:span>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9" draw:name="Vorm 5" draw:style-name="gr1" draw:text-style-name="P87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3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99">Login any additional </text:span></text:span><text:span text:style-name="Definition"><text:span text:style-name="T204">USER</text:span></text:span><text:span text:style-name="User_20_Entry"><text:span text:style-name="T100">s</text:span></text:span><text:span text:style-name="User_20_Entry"><text:span text:style-name="T110"> </text:span></text:span><text:span text:style-name="User_20_Entry"><text:span text:style-name="T99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0" draw:name="Vorm 6" draw:style-name="gr1" draw:text-style-name="P87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33"><text:span text:style-name="T21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8">karelzimmer.nl</text:span></text:span></text:a><text:span text:style-name="T218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0"><text:span text:style-name="Strong_20_Emphasis"><text:span text:style-name="T39">Type </text:span></text:span><text:span text:style-name="Strong_20_Emphasis"><text:span text:style-name="T88">'</text:span></text:span><text:span text:style-name="User_20_Entry"><text:span text:style-name="T111">wget karelzimmer.nl/</text:span></text:span><text:span text:style-name="User_20_Entry"><text:span text:style-name="T112">kz; </text:span></text:span><text:span text:style-name="User_20_Entry"><text:span text:style-name="T113">bash kz</text:span></text:span><text:span text:style-name="Strong_20_Emphasis"><text:span text:style-name="T88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8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1" draw:name="Vorm 7" draw:style-name="gr1" draw:text-style-name="P87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3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6"/></text:span></text:p>
          </table:table-cell>
          <table:table-cell table:style-name="_31_._5f_Installatie_5f_voorbereiden.D9" office:value-type="string">
            <text:p text:style-name="P8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6">1 - 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92441731890534" text:continue-numbering="true" text:style-name="L1">
        <text:list-item>
          <text:p text:style-name="P83"><text:bookmark-start text:name="__RefNumPara__4009_12717081281"/><text:span text:style-name="Strong_20_Emphasis"><text:span text:style-name="T140">Perform installation</text:span></text:span><text:bookmark-end text:name="__RefNumPara__4009_12717081281"/></text:p>
        </text:list-item>
      </text:list>
      <text:p text:style-name="P58"><text:span text:style-name="Strong_20_Emphasis"><text:span text:style-name="T14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41">Boot the computer from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30">Live</text:span></text:span><text:span text:style-name="Strong_20_Emphasis"><text:span text:style-name="T87"><text:note text:id="ftn4" text:note-class="footnote"><text:note-citation>1</text:note-citation><text:note-body><text:p text:style-name="P4"><text:span text:style-name="T205">From a Live USB stick (or DVD) you can boot and work with </text:span><text:span text:style-name="Strong_20_Emphasis"><text:span text:style-name="T142"><text:user-field-get text:name="Distro">Debian</text:user-field-get></text:span></text:span><text:span text:style-name="Strong_20_Emphasis"><text:span text:style-name="T142"><text:s/></text:span></text:span><text:span text:style-name="T205">without modifying any files on the hard drive and also allows installation of </text:span><text:span text:style-name="Strong_20_Emphasis"><text:span text:style-name="T142"><text:user-field-get text:name="Distro">Debian</text:user-field-get></text:span></text:span><text:span text:style-name="Strong_20_Emphasis"><text:span text:style-name="T142">.</text:span></text:span></text:p></text:note-body></text:note></text:span></text:span><text:span text:style-name="T79"> USB stick</text:span><text:span text:style-name="T80"><text:note text:id="ftn5" text:note-class="footnote"><text:note-citation>2</text:note-citation><text:note-body><text:p text:style-name="P78"><text:span text:style-name="Strong_20_Emphasis"><text:span text:style-name="T93">In a graphical working environment:<text:line-break/>Download a CD image file (.iso) from</text:span></text:span><text:span text:style-name="Strong_20_Emphasis"><text:span text:style-name="T91"> </text:span></text:span><text:a xlink:type="simple" xlink:href="https://www.debian.org/CD/live/" text:style-name="Internet_20_link" text:visited-style-name="Visited_20_Internet_20_Link"><text:span text:style-name="Strong_20_Emphasis"><text:span text:style-name="T207">debian.org/cd/live</text:span></text:span></text:a><text:span text:style-name="Strong_20_Emphasis"><text:span text:style-name="T91">, </text:span></text:span><text:span text:style-name="Strong_20_Emphasis"><text:span text:style-name="T97">under </text:span></text:span><text:span text:style-name="Strong_20_Emphasis"><text:span text:style-name="T104">DVD/USB</text:span></text:span><text:span text:style-name="Strong_20_Emphasis"><text:span text:style-name="T91"> click </text:span></text:span><text:span text:style-name="Strong_20_Emphasis"><text:span text:style-name="T97">on </text:span></text:span><text:span text:style-name="Strong_20_Emphasis"><text:span text:style-name="T104">amd64</text:span></text:span><text:span text:style-name="Strong_20_Emphasis"><text:span text:style-name="T97">.</text:span></text:span><text:span text:style-name="Strong_20_Emphasis"><text:span text:style-name="T91"><text:line-break/></text:span></text:span><text:span text:style-name="Strong_20_Emphasis"><text:span text:style-name="T94">Click on</text:span></text:span><text:span text:style-name="Strong_20_Emphasis"><text:span text:style-name="T92"> </text:span></text:span><text:span text:style-name="Strong_20_Emphasis"><text:span text:style-name="T105">debian-live-1</text:span></text:span><text:span text:style-name="Strong_20_Emphasis"><text:span text:style-name="T104">2</text:span></text:span><text:span text:style-name="Strong_20_Emphasis"><text:span text:style-name="T105">.</text:span></text:span><text:span text:style-name="Strong_20_Emphasis"><text:span text:style-name="T106">x</text:span></text:span><text:span text:style-name="Strong_20_Emphasis"><text:span text:style-name="T105">.</text:span></text:span><text:span text:style-name="Strong_20_Emphasis"><text:span text:style-name="T106">y</text:span></text:span><text:span text:style-name="Strong_20_Emphasis"><text:span text:style-name="T107">-</text:span></text:span><text:span text:style-name="Strong_20_Emphasis"><text:span text:style-name="T105">amd64-</text:span></text:span><text:span text:style-name="Strong_20_Emphasis"><text:span text:style-name="T109">standard</text:span></text:span><text:span text:style-name="Strong_20_Emphasis"><text:span text:style-name="T108">.iso</text:span></text:span><text:span text:style-name="Strong_20_Emphasis"><text:span text:style-name="T90">.<text:line-break/></text:span></text:span><text:span text:style-name="Strong_20_Emphasis"><text:span text:style-name="T93">Insert a USB stick of at least </text:span></text:span><text:span text:style-name="Strong_20_Emphasis"><text:span text:style-name="T98">2</text:span></text:span><text:span text:style-name="Strong_20_Emphasis"><text:span text:style-name="T93"> GB.<text:line-break/>Locate </text:span></text:span><text:span text:style-name="Strong_20_Emphasis"><text:span text:style-name="T101">disk</text:span></text:span><text:span text:style-name="Strong_20_Emphasis"><text:span text:style-name="T93"> and click the </text:span></text:span><text:span text:style-name="Strong_20_Emphasis"><text:span text:style-name="T102">Disks</text:span></text:span><text:span text:style-name="Strong_20_Emphasis"><text:span text:style-name="T93"> icon. Select the USB stick in the list of disks on the left and click </text:span></text:span><text:span text:style-name="Strong_20_Emphasis"><text:span text:style-name="T102">Disk </text:span></text:span><text:span text:style-name="Strong_20_Emphasis"><text:span text:style-name="T101">settings</text:span></text:span><text:span text:style-name="Strong_20_Emphasis"><text:span text:style-name="T93"> ⋮ (icon with the three dots) in the top right corner.</text:span></text:span></text:p><text:p text:style-name="P34"><text:span text:style-name="Strong_20_Emphasis"><text:span text:style-name="T93"><text:tab/>Choose </text:span></text:span><text:span text:style-name="Strong_20_Emphasis"><text:span text:style-name="T102">Restore Disk Image</text:span></text:span><text:span text:style-name="Strong_20_Emphasis"><text:span text:style-name="T93"> and select the CD image file (.iso) you just downloaded.</text:span></text:span></text:p><text:p text:style-name="P34"><text:span text:style-name="Strong_20_Emphasis"><text:span text:style-name="T95"><text:tab/>Click </text:span></text:span><text:span text:style-name="Strong_20_Emphasis"><text:span text:style-name="T103">Start Restore</text:span></text:span><text:span text:style-name="Strong_20_Emphasis"><text:span text:style-name="T95">, and then click </text:span></text:span><text:span text:style-name="Strong_20_Emphasis"><text:span text:style-name="T103">Restore</text:span></text:span><text:span text:style-name="Strong_20_Emphasis"><text:span text:style-name="T95">.</text:span></text:span></text:p><text:p text:style-name="P34"><text:span text:style-name="Strong_20_Emphasis"><text:span text:style-name="T95"><text:tab/>Or use the </text:span></text:span><text:span text:style-name="Strong_20_Emphasis"><text:span text:style-name="T103">Etcher</text:span></text:span><text:span text:style-name="Strong_20_Emphasis"><text:span text:style-name="T95"> program </text:span></text:span><text:span text:style-name="Strong_20_Emphasis"><text:span text:style-name="T96">(</text:span></text:span><text:a xlink:type="simple" xlink:href="https://www.balena.io/etcher/" text:style-name="Internet_20_link" text:visited-style-name="Visited_20_Internet_20_Link"><text:span text:style-name="Strong_20_Emphasis"><text:span text:style-name="T206">etcher.io</text:span></text:span></text:a><text:span text:style-name="Strong_20_Emphasis"><text:span text:style-name="T96">) </text:span></text:span><text:span text:style-name="Strong_20_Emphasis"><text:span text:style-name="T95">available for Windows, macOS, and Linux.</text:span></text:span></text:p></text:note-body></text:note></text:span><text:span text:style-name="T79"> </text:span><text:span text:style-name="T81">o</text:span><text:span text:style-name="T83">r</text:span><text:span text:style-name="T81"> </text:span><text:span text:style-name="T83">DVD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" office:value-type="string">
            <text:p text:style-name="P59"><text:span text:style-name="T84">S</text:span><text:span text:style-name="T85">tart up</text:span><text:span text:style-name="T79">/boot menu via </text:span><text:span text:style-name="Definition"><text:span text:style-name="T221">START</text:span></text:span><text:span text:style-name="Definition"><text:span text:style-name="T222">up</text:span></text:span><text:span text:style-name="Definition"><text:span text:style-name="T221">MEnU</text:span></text:span><text:span text:style-name="T79"> </text:span><text:span text:style-name="T86">and </text:span><text:span text:style-name="T85">settings/</text:span><text:span text:style-name="T82">setup</text:span><text:span text:style-name="T79"> via </text:span><text:span text:style-name="Definition"><text:span text:style-name="T14">SETTINGS</text:span></text:span><text:span text:style-name="T79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1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3"><text:span text:style-name="Strong_20_Emphasis"><text:span text:style-name="T119">Follow the instructions on the </text:span></text:span><text:span text:style-name="Strong_20_Emphasis"><text:span text:style-name="T120">installation</text:span></text:span><text:span text:style-name="Strong_20_Emphasis"><text:span text:style-name="T121">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6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7" office:value-type="string">
            <text:p text:style-name="P54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69">Click on <text:span text:style-name="T226">other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0">Click on <text:span text:style-name="T226">Europe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1">Click on <text:span text:style-name="T226">Netherlands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4"><draw:control text:anchor-type="as-char" draw:z-index="22" draw:name="Vorm 1" draw:style-name="gr1" draw:text-style-name="P87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8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2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4"><draw:control text:anchor-type="as-char" draw:z-index="23" draw:name="Vorm 2" draw:style-name="gr1" draw:text-style-name="P87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4"><text:span text:style-name="T230">At</text:span><text:span text:style-name="T229"> </text:span><text:span text:style-name="T226">Set up users and passwords</text:span><text:span text:style-name="T229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3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6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0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5">Enter <text:span text:style-name="T226">User </text:span><text:span text:style-name="T227">n</text:span><text:span text:style-name="T226">ame for you</text:span><text:span text:style-name="T227">r</text:span><text:span text:style-name="T226"> account</text:span><text:span text:style-name="Strong_20_Emphasis"><text:span text:style-name="T62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7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28"><text:span text:style-name="Strong_20_Emphasis"><text:span text:style-name="T61"/></text:span></text:p>
      <text:list xml:id="list192441016302175" text:continue-numbering="true" text:style-name="L1">
        <text:list-item>
          <text:p text:style-name="P86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2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8">Log in as </text:span></text:span><text:span text:style-name="Definition"><text:span text:style-name="T9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4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6" text:note-class="footnote"><text:note-citation>1</text:note-citation><text:note-body><text:p text:style-name="P33"><text:span text:style-name="T21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8">karelzimmer.nl</text:span></text:span></text:a><text:span text:style-name="T218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80"><text:span text:style-name="T13">Type </text:span><text:span text:style-name="Strong_20_Emphasis"><text:span text:style-name="T88">'</text:span></text:span><text:span text:style-name="User_20_Entry"><text:span text:style-name="T111">wget karelzimmer.nl/</text:span></text:span><text:span text:style-name="User_20_Entry"><text:span text:style-name="T112">kz; </text:span></text:span><text:span text:style-name="User_20_Entry"><text:span text:style-name="T113">bash kz</text:span></text:span><text:span text:style-name="Strong_20_Emphasis"><text:span text:style-name="T88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6"/></text:span></text:p>
          </table:table-cell>
          <table:table-cell table:style-name="_33_._5f_Installatie_5f_afronden.C9" office:value-type="string">
            <text:p text:style-name="P8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6">3</text:span></text:span><text:span text:style-name="Strong_20_Emphasis"><text:span text:style-name="T114"> - </text:span></text:span><text:span text:style-name="Strong_20_Emphasis"><text:span text:style-name="T115">Finish installatio</text:span></text:span><text:span text:style-name="Strong_20_Emphasis"><text:span text:style-name="T116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29"><text:span text:style-name="Strong_20_Emphasis"><text:span text:style-name="T28"><text:tab/></text:span></text:span></text:p>
      <text:p text:style-name="P30"><text:span text:style-name="Strong_20_Emphasis"><text:span text:style-name="T43"/></text:span></text:p>
      <text:list xml:id="list192441930894923" text:continue-numbering="true" text:style-name="L1">
        <text:list-item>
          <text:p text:style-name="P85"><text:span text:style-name="Strong_20_Emphasis"><text:span text:style-name="T15">P</text:span></text:span><text:span text:style-name="Strong_20_Emphasis"><text:span text:style-name="T209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17" draw:name="Vorm36_ 1" draw:style-name="gr1" draw:text-style-name="P87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9">USER</text:span></text:span><text:span text:style-name="Strong_20_Emphasis"><text:span text:style-name="T37"><text:note text:id="ftn7" text:note-class="footnote"><text:note-citation>1</text:note-citation><text:note-body><text:p text:style-name="P32"><text:span text:style-name="User_20_Entry"><text:span text:style-name="T117">Login any additional </text:span></text:span><text:span text:style-name="Definition"><text:span text:style-name="T203">USER</text:span></text:span><text:span text:style-name="User_20_Entry"><text:span text:style-name="T118">s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19">Follow the instructions on the </text:span></text:span><text:span text:style-name="Strong_20_Emphasis"><text:span text:style-name="T122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18" draw:name="Vorm36_ 2" draw:style-name="gr1" draw:text-style-name="P87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23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80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7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6">4 - 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29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LTS 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29">installation is complete.</text:span></text:span></text:p>
      <text:p text:style-name="P37"/>
      <text:p text:style-name="P44"><text:span text:style-name="Emphasis"><text:span text:style-name="T214">Written</text:span></text:span><text:span text:style-name="Emphasis"><text:span text:style-name="T212"> </text:span></text:span><text:span text:style-name="Emphasis"><text:span text:style-name="T214">by</text:span></text:span><text:span text:style-name="Emphasis"><text:span text:style-name="T21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3">Karel Zimmer</text:span></text:span></text:a><text:span text:style-name="Emphasis"><text:span text:style-name="T212">, </text:span></text:span><text:a xlink:type="simple" xlink:href="https://creativecommons.org/publicdomain/zero/1.0" text:style-name="Internet_20_link" text:visited-style-name="Visited_20_Internet_20_Link"><text:span text:style-name="Emphasis"><text:span text:style-name="T215">CC0 1.0 Universal</text:span></text:span></text:a><text:span text:style-name="Emphasis"><text:span text:style-name="T212">, </text:span></text:span><text:span text:style-name="Strong_20_Emphasis"><text:span text:style-name="T43"><text:user-field-get text:name="Releaseyear">2023</text:user-field-get></text:span></text:span><text:span text:style-name="Emphasis"><text:span text:style-name="T21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12T19:24:40.708974483">12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24:40.522988687</dc:date>
    <meta:keyword>Installatie</meta:keyword>
    <meta:keyword>Checklist</meta:keyword>
    <meta:keyword>Linux</meta:keyword>
    <meta:editing-cycles>6914</meta:editing-cycles>
    <meta:editing-duration>P12DT3H57M30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23" meta:character-count="3244" meta:non-whitespace-character-count="2757"/>
    <meta:user-defined meta:name="Info 1"/>
    <meta:user-defined meta:name="Info 2"/>
    <meta:user-defined meta:name="Info 3"/>
    <meta:user-defined meta:name="Info 4"/>
  </office:meta>
</office:document-meta>
</file>